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4pt" style:text-underline-style="none" style:font-size-asian="14pt" style:font-size-complex="14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4" style:family="paragraph" style:parent-style-name="Standard">
      <style:paragraph-properties fo:text-align="start" style:justify-single-word="false"/>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Hobbit</text:p>
      <text:p text:style-name="P1"/>
      <text:p text:style-name="P2">1. Chapter 1<text:tab/><text:tab/><text:tab/><text:tab/><text:tab/><text:tab/><text:tab/><text:tab/><text:tab/><text:tab/><text:tab/><text:tab/>1</text:p>
      <text:p text:style-name="P2">2. Chapter 2<text:tab/><text:tab/><text:tab/><text:tab/><text:tab/><text:tab/><text:tab/><text:tab/><text:tab/><text:tab/><text:tab/><text:tab/>23</text:p>
      <text:p text:style-name="P2">3. Chapter 3<text:tab/><text:tab/><text:tab/><text:tab/><text:tab/><text:tab/><text:tab/><text:tab/><text:tab/><text:tab/><text:tab/><text:tab/>4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hapter 1:</text:p>
      <text:p text:style-name="P3"/>
      <text:p text:style-name="P4"><text:tab/>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text:p>
      <text:p text:style-name="P4"><text:tab/>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text:p>
      <text:p text:style-name="P4"><text:tab/>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ext:soft-page-break/>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 This is some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1-06T23:32:58.07</meta:creation-date>
    <meta:document-statistic meta:table-count="0" meta:image-count="0" meta:object-count="0" meta:page-count="3" meta:paragraph-count="8" meta:word-count="1612" meta:character-count="7678"/>
    <dc:date>2013-01-06T23:36:12.81</dc:date>
    <meta:editing-duration>PT00H03M17S</meta:editing-duration>
    <meta:editing-cycles>1</meta:editing-cycles>
    <meta:generator>OpenOffice.org/3.2$Win32 OpenOffice.org_project/320m18$Build-9502</meta:generator>
  </office:meta>
</office:document-meta>
</file>